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Verdana1" svg:font-family="Verdana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swald" svg:font-family="Oswald" style:font-family-generic="roman" style:font-pitch="variable"/>
    <style:font-face style:name="Oswald Medium" svg:font-family="'Oswald Medium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1" svg:font-family="Oswald" style:font-family-generic="system" style:font-pitch="variable"/>
    <style:font-face style:name="Oswald Medium1" svg:font-family="'Oswald Medium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5.002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387cm"/>
    </style:style>
    <style:style style:name="Tabela1.B" style:family="table-column">
      <style:table-column-properties style:column-width="3.517cm"/>
    </style:style>
    <style:style style:name="Tabela1.C" style:family="table-column">
      <style:table-column-properties style:column-width="8.0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transparent" fo:padding="0.176cm" fo:border-left="1pt solid #ffffff" fo:border-right="1pt solid #ffffff" fo:border-top="1pt solid #ffffff" fo:border-bottom="1pt solid #9900ff">
        <style:background-image/>
      </style:table-cell-properties>
    </style:style>
    <style:style style:name="Tabela1.A2" style:family="table-cell">
      <style:table-cell-properties style:vertical-align="" fo:background-color="transparent" fo:padding="0.176cm" fo:border-left="1pt solid #ffffff" fo:border-right="1pt solid #ffffff" fo:border-top="1pt solid #9900ff" fo:border-bottom="1pt solid #9900ff">
        <style:background-image/>
      </style:table-cell-properties>
    </style:style>
    <style:style style:name="Tabela2" style:family="table">
      <style:table-properties style:width="14.998cm" fo:margin-left="0cm" fo:margin-top="0cm" fo:margin-bottom="0cm" table:align="left" style:writing-mode="lr-tb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2.768cm"/>
    </style:style>
    <style:style style:name="Tabela2.C" style:family="table-column">
      <style:table-column-properties style:column-width="7.918cm"/>
    </style:style>
    <style:style style:name="Tabela2.1" style:family="table-row">
      <style:table-row-properties style:min-row-height="0.635cm" fo:keep-together="auto"/>
    </style:style>
    <style:style style:name="Tabela2.A1" style:family="table-cell">
      <style:table-cell-properties style:vertical-align="" fo:background-color="#aeaaaa" fo:padding="0.176cm" fo:border="1pt solid #000000">
        <style:background-image/>
      </style:table-cell-properties>
    </style:style>
    <style:style style:name="Tabela2.B1" style:family="table-cell">
      <style:table-cell-properties style:vertical-align="" fo:background-color="#aeaaaa" fo:padding="0.176cm" fo:border-left="none" fo:border-right="1pt solid #000000" fo:border-top="1pt solid #000000" fo:border-bottom="1pt solid #000000">
        <style:background-image/>
      </style:table-cell-properties>
    </style:style>
    <style:style style:name="Tabela2.2" style:family="table-row">
      <style:table-row-properties style:min-row-height="1.808cm" fo:keep-together="auto"/>
    </style:style>
    <style:style style:name="Tabe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3" style:family="table-row">
      <style:table-row-properties style:min-row-height="1.385cm" fo:keep-together="auto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4" style:family="table-row">
      <style:table-row-properties style:min-row-height="0.882cm" fo:keep-together="auto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a2.C8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Heading_20_1">
      <style:text-properties fo:color="#55308d" officeooo:paragraph-rsid="001728fb"/>
    </style:style>
    <style:style style:name="P2" style:family="paragraph" style:parent-style-name="Paragraph_20_style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text-properties officeooo:paragraph-rsid="001728fb"/>
    </style:style>
    <style:style style:name="P4" style:family="paragraph" style:parent-style-name="Standard">
      <style:text-properties officeooo:rsid="0018a0fe" officeooo:paragraph-rsid="0018a0fe"/>
    </style:style>
    <style:style style:name="P5" style:family="paragraph" style:parent-style-name="Standard">
      <style:text-properties officeooo:rsid="00193c3a" officeooo:paragraph-rsid="00193c3a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000000" style:font-name="IBMPlexMono, monospace," officeooo:rsid="0018a0fe" officeooo:paragraph-rsid="0018a0fe" fo:background-color="#fffffe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color="#000000" style:font-name="IBMPlexMono, monospace," officeooo:paragraph-rsid="0018a0fe" fo:background-color="#fffffe"/>
    </style:style>
    <style:style style:name="P8" style:family="paragraph" style:parent-style-name="Standard">
      <style:paragraph-properties fo:margin-left="3.752cm" fo:margin-right="0cm" fo:text-indent="0cm" style:auto-text-indent="false"/>
      <style:text-properties fo:color="#000000" style:font-name="IBMPlexMono, monospace," officeooo:paragraph-rsid="0018a0fe" fo:background-color="#fffffe"/>
    </style:style>
    <style:style style:name="P9" style:family="paragraph" style:parent-style-name="Standard">
      <style:paragraph-properties fo:margin-left="0cm" fo:margin-right="0cm" fo:margin-top="0.423cm" fo:margin-bottom="0.423cm" loext:contextual-spacing="false" fo:line-height="100%" fo:orphans="0" fo:widows="0" fo:text-indent="0cm" style:auto-text-indent="false"/>
      <style:text-properties fo:color="#000000" style:font-name="IBMPlexMono, monospace," officeooo:paragraph-rsid="0018a0fe" fo:background-color="#fffffe"/>
    </style:style>
    <style:style style:name="P10" style:family="paragraph" style:parent-style-name="Standard">
      <style:paragraph-properties fo:margin-left="1.251cm" fo:margin-right="0cm" fo:margin-top="0.423cm" fo:margin-bottom="0.423cm" loext:contextual-spacing="false" fo:line-height="100%" fo:text-indent="0cm" style:auto-text-indent="false"/>
      <style:text-properties fo:color="#000000" style:font-name="IBMPlexMono, monospace," officeooo:paragraph-rsid="00193c3a" fo:background-color="#fffffe"/>
    </style:style>
    <style:style style:name="P11" style:family="paragraph" style:parent-style-name="normal">
      <style:paragraph-properties fo:margin-top="1.499cm" fo:margin-bottom="0cm" loext:contextual-spacing="false" fo:line-height="82%" fo:orphans="0" fo:widows="0"/>
      <style:text-properties officeooo:rsid="001728fb" officeooo:paragraph-rsid="001728fb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28fb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rsid="001728fb" officeooo:paragraph-rsid="001728fb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23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officeooo:rsid="0018a0fe" officeooo:paragraph-rsid="0018a0fe"/>
    </style:style>
    <style:style style:name="P15" style:family="paragraph" style:parent-style-name="normal">
      <style:paragraph-properties fo:margin-top="0.325cm" fo:margin-bottom="0cm" loext:contextual-spacing="false" fo:line-height="114%" fo:orphans="0" fo:widows="0"/>
      <style:text-properties officeooo:paragraph-rsid="001728fb"/>
    </style:style>
    <style:style style:name="P16" style:family="paragraph" style:parent-style-name="normal">
      <style:paragraph-properties fo:margin-top="0.325cm" fo:margin-bottom="0cm" loext:contextual-spacing="false" fo:line-height="114%" fo:orphans="0" fo:widows="0" fo:break-before="page"/>
      <style:text-properties officeooo:paragraph-rsid="001728fb"/>
    </style:style>
    <style:style style:name="P17" style:family="paragraph" style:parent-style-name="normal">
      <style:paragraph-properties fo:margin-top="1.194cm" fo:margin-bottom="0cm" loext:contextual-spacing="false" fo:line-height="82%" fo:orphans="0" fo:widows="0"/>
      <style:text-properties officeooo:paragraph-rsid="001728fb"/>
    </style:style>
    <style:style style:name="P18" style:family="paragraph" style:parent-style-name="normal">
      <style:paragraph-properties fo:margin-left="0.247cm" fo:margin-right="0.247cm" fo:margin-top="0cm" fo:margin-bottom="0cm" loext:contextual-spacing="false" fo:line-height="100%" fo:text-align="start" style:justify-single-word="false" fo:text-indent="0cm" style:auto-text-indent="false"/>
      <style:text-properties officeooo:paragraph-rsid="001728fb"/>
    </style:style>
    <style:style style:name="P19" style:family="paragraph" style:parent-style-name="normal">
      <style:paragraph-properties fo:margin-left="0.247cm" fo:margin-right="0.247cm" fo:margin-top="0cm" fo:margin-bottom="0cm" loext:contextual-spacing="false" fo:line-height="100%" fo:text-align="start" style:justify-single-word="false" fo:text-indent="0cm" style:auto-text-indent="false"/>
      <style:text-properties style:font-name="Verdana1" fo:font-size="12pt" officeooo:rsid="0018a0fe" officeooo:paragraph-rsid="0018a0fe" style:font-name-asian="Verdana2" style:font-size-asian="12pt" style:font-name-complex="Verdana2" style:font-size-complex="12pt"/>
    </style:style>
    <style:style style:name="P20" style:family="paragraph" style:parent-style-name="normal">
      <style:paragraph-properties fo:margin-left="0.247cm" fo:margin-right="0.247cm" fo:margin-top="0cm" fo:margin-bottom="0cm" loext:contextual-spacing="false" fo:line-height="100%" fo:text-align="start" style:justify-single-word="false" fo:text-indent="0cm" style:auto-text-indent="false"/>
      <style:text-properties style:font-name="Verdana1" fo:font-size="12pt" officeooo:rsid="0018a0fe" officeooo:paragraph-rsid="0018a0fe" style:font-size-asian="12pt" style:font-size-complex="12pt"/>
    </style:style>
    <style:style style:name="P21" style:family="paragraph" style:parent-style-name="normal">
      <style:paragraph-properties fo:margin-left="0.247cm" fo:margin-right="0.247cm" fo:margin-top="0cm" fo:margin-bottom="0cm" loext:contextual-spacing="false" fo:line-height="100%" fo:text-align="start" style:justify-single-word="false" fo:text-indent="0cm" style:auto-text-indent="false"/>
      <style:text-properties style:font-name="Verdana1" fo:font-size="12pt" officeooo:paragraph-rsid="001728fb" style:font-size-asian="12pt" style:font-size-complex="12pt"/>
    </style:style>
    <style:style style:name="P22" style:family="paragraph" style:parent-style-name="normal">
      <style:paragraph-properties fo:margin-left="0.247cm" fo:margin-right="0.247cm" fo:margin-top="0cm" fo:margin-bottom="0cm" loext:contextual-spacing="false" fo:line-height="100%" fo:text-align="start" style:justify-single-word="false" fo:text-indent="0cm" style:auto-text-indent="false"/>
      <style:text-properties style:font-name="Verdana1" fo:font-size="12pt" officeooo:rsid="001728fb" officeooo:paragraph-rsid="001728fb" style:font-size-asian="12pt" style:font-size-complex="12pt"/>
    </style:style>
    <style:style style:name="P23" style:family="paragraph" style:parent-style-name="normal">
      <style:paragraph-properties fo:margin-top="0.423cm" fo:margin-bottom="0.423cm" loext:contextual-spacing="false" fo:line-height="100%" fo:orphans="0" fo:widows="0"/>
      <style:text-properties officeooo:paragraph-rsid="001728fb"/>
    </style:style>
    <style:style style:name="P24" style:family="paragraph" style:parent-style-name="normal">
      <style:paragraph-properties fo:margin-top="0.423cm" fo:margin-bottom="0.423cm" loext:contextual-spacing="false" fo:line-height="100%"/>
      <style:text-properties officeooo:paragraph-rsid="001728fb"/>
    </style:style>
    <style:style style:name="P25" style:family="paragraph" style:parent-style-name="normal">
      <style:paragraph-properties fo:margin-top="0.423cm" fo:margin-bottom="0.423cm" loext:contextual-spacing="false" fo:line-height="100%" fo:break-before="page"/>
      <style:text-properties officeooo:rsid="0018a0fe" officeooo:paragraph-rsid="0018a0fe"/>
    </style:style>
    <style:style style:name="P26" style:family="paragraph" style:parent-style-name="normal">
      <style:paragraph-properties fo:margin-left="0cm" fo:margin-right="0cm" fo:margin-top="0.423cm" fo:margin-bottom="0.423cm" loext:contextual-spacing="false" fo:line-height="100%" fo:text-indent="0cm" style:auto-text-indent="false"/>
      <style:text-properties fo:color="#000000" style:font-name="IBMPlexMono, monospace," officeooo:rsid="0018a0fe" officeooo:paragraph-rsid="00193c3a" fo:background-color="#fffffe"/>
    </style:style>
    <style:style style:name="T1" style:family="text">
      <style:text-properties style:font-name="Verdana" fo:font-size="12pt" style:font-name-asian="Verdana2" style:font-size-asian="12pt" style:font-name-complex="Verdana2" style:font-size-complex="12pt"/>
    </style:style>
    <style:style style:name="T2" style:family="text">
      <style:text-properties style:font-name="Verdana" fo:font-size="12pt" officeooo:rsid="001728fb" style:font-name-asian="Verdana2" style:font-size-asian="12pt" style:font-name-complex="Verdana2" style:font-size-complex="12pt"/>
    </style:style>
    <style:style style:name="T3" style:family="text">
      <style:text-properties style:font-name="Verdana" fo:font-size="12pt" officeooo:rsid="00193c3a" style:font-name-asian="Verdana2" style:font-size-asian="12pt" style:font-name-complex="Verdana2" style:font-size-complex="12pt"/>
    </style:style>
    <style:style style:name="T4" style:family="text">
      <style:text-properties style:font-name="Verdana" fo:font-size="12pt" style:font-name-asian="Verdana2" style:font-size-asian="12pt" style:font-name-complex="Verdana2" style:font-size-complex="12pt"/>
    </style:style>
    <style:style style:name="T5" style:family="text">
      <style:text-properties style:font-name="Verdana" fo:font-size="12pt" fo:font-weight="bold" style:font-name-asian="Verdana2" style:font-size-asian="12pt" style:font-weight-asian="bold" style:font-name-complex="Verdana2" style:font-size-complex="12pt"/>
    </style:style>
    <style:style style:name="T6" style:family="text">
      <style:text-properties style:font-name="Verdana" fo:font-size="12pt" fo:font-weight="normal" officeooo:rsid="0018a0fe" style:font-name-asian="Verdana2" style:font-size-asian="12pt" style:font-weight-asian="normal" style:font-name-complex="Verdana2" style:font-size-complex="12pt" style:font-weight-complex="normal"/>
    </style:style>
    <style:style style:name="T7" style:family="text">
      <style:text-properties style:font-name="Verdana" fo:font-size="13pt" fo:font-weight="bold" style:font-name-asian="Verdana2" style:font-size-asian="13pt" style:font-weight-asian="bold" style:font-name-complex="Verdana2" style:font-size-complex="13pt"/>
    </style:style>
    <style:style style:name="T8" style:family="text">
      <style:text-properties style:font-name="Oswald" fo:font-size="16pt" fo:font-weight="bold" style:font-name-asian="Oswald1" style:font-size-asian="16pt" style:font-weight-asian="bold" style:font-name-complex="Oswald1" style:font-size-complex="16pt"/>
    </style:style>
    <style:style style:name="T9" style:family="text">
      <style:text-properties style:font-name="Roboto" fo:font-weight="bold" style:font-name-asian="Roboto1" style:font-weight-asian="bold" style:font-name-complex="Roboto1"/>
    </style:style>
    <style:style style:name="T10" style:family="text">
      <style:text-properties style:font-name="Roboto" fo:font-size="12pt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1728fb" style:font-name-asian="Roboto1" style:font-size-asian="12pt" style:font-name-complex="Roboto1" style:font-size-complex="12pt"/>
    </style:style>
    <style:style style:name="T12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13" style:family="text">
      <style:text-properties officeooo:rsid="001728fb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212121" style:font-name="Verdana" fo:font-size="12pt" fo:letter-spacing="normal" fo:font-style="normal" fo:font-weight="normal" style:font-name-asian="Verdana2" style:font-size-asian="12pt" style:font-name-complex="Verdana2" style:font-size-complex="12pt"/>
    </style:style>
    <style:style style:name="T16" style:family="text">
      <style:text-properties fo:font-variant="normal" fo:text-transform="none" fo:color="#212121" style:font-name="Verdana" fo:font-size="12pt" fo:letter-spacing="normal" fo:font-style="normal" fo:font-weight="normal" officeooo:rsid="001728fb" style:font-name-asian="Verdana2" style:font-size-asian="12pt" style:font-name-complex="Verdana2" style:font-size-complex="12pt"/>
    </style:style>
    <style:style style:name="T17" style:family="text">
      <style:text-properties fo:color="#a31515"/>
    </style:style>
    <style:style style:name="T18" style:family="text">
      <style:text-properties fo:color="#098658"/>
    </style:style>
    <style:style style:name="T19" style:family="text">
      <style:text-properties fo:color="#0451a5"/>
    </style:style>
    <style:style style:name="T20" style:family="text">
      <style:text-properties officeooo:rsid="0018a0fe"/>
    </style:style>
    <style:style style:name="T21" style:family="text">
      <style:text-properties fo:color="#6aa84f" style:font-name="Verdana" fo:font-size="12pt" fo:font-weight="bold" style:font-name-asian="Verdana2" style:font-size-asian="12pt" style:font-weight-asian="bold" style:font-name-complex="Verdana2" style:font-size-complex="12pt"/>
    </style:style>
    <style:style style:name="T22" style:family="text">
      <style:text-properties officeooo:rsid="00193c3a"/>
    </style:style>
    <style:style style:name="T23" style:family="text">
      <style:text-properties style:font-name-asian="Verdana2" style:font-name-complex="Verdana2"/>
    </style:style>
    <style:style style:name="T24" style:family="text">
      <style:text-properties fo:color="#ff0000" style:font-name="Verdana" fo:font-size="12pt" fo:font-weight="bold" style:font-name-asian="Verdana2" style:font-size-asian="12pt" style:font-weight-asian="bold" style:font-name-complex="Verdana2" style:font-size-complex="12pt"/>
    </style:style>
    <style:style style:name="T25" style:family="text">
      <style:text-properties fo:color="#ff0000" style:font-name="Verdana" fo:font-size="12pt" style:font-name-asian="Verdana2" style:font-size-asian="12pt" style:font-name-complex="Verdana2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<text:s/>Documentação POKEAPI</text:span></text:p>
      <text:p text:style-name="P11"><text:span text:style-name="T8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><text:span text:style-name="T9">Data</text:span></text:p>
          </table:table-cell>
          <table:table-cell table:style-name="Tabela1.A1" office:value-type="string">
            <text:p text:style-name="P12"><text:span text:style-name="T9">Versão</text:span></text:p>
          </table:table-cell>
          <table:table-cell table:style-name="Tabela1.A1" office:value-type="string">
            <text:p text:style-name="P12"><text:span text:style-name="T9">Autoria</text:span></text:p>
          </table:table-cell>
        </table:table-row>
        <table:table-row table:style-name="Tabela1.1">
          <table:table-cell table:style-name="Tabela1.A2" office:value-type="string">
            <text:p text:style-name="P12"><text:span text:style-name="T10">2</text:span><text:span text:style-name="T11">2</text:span><text:span text:style-name="T10">/02/2</text:span><text:span text:style-name="T11">3</text:span></text:p>
          </table:table-cell>
          <table:table-cell table:style-name="Tabela1.A2" office:value-type="string">
            <text:p text:style-name="P12"><text:span text:style-name="T10">v </text:span><text:span text:style-name="T11">1</text:span><text:span text:style-name="T10">.0</text:span></text:p>
          </table:table-cell>
          <table:table-cell table:style-name="Tabela1.A2" office:value-type="string">
            <text:p text:style-name="P13"><text:span text:style-name="T10">Rógers Duarte</text:span></text:p>
          </table:table-cell>
        </table:table-row>
      </table:table>
      <text:p text:style-name="P3"/>
      <text:p text:style-name="P3"/>
      <text:p text:style-name="P17"><text:span text:style-name="T12">Sobre este documento </text:span></text:p>
      <text:p text:style-name="P15"><text:span text:style-name="T1">Neste documento você encontrará informações sobre a </text:span><text:span text:style-name="T2">API Pokemon,</text:span></text:p>
      <text:p text:style-name="P16"><text:span text:style-name="T2"/></text:p>
      <text:p text:style-name="P1">API <text:span text:style-name="T13">POKEMON</text:span></text:p>
      <text:p text:style-name="P24"><text:span text:style-name="T5">Webhook:</text:span><text:a xlink:type="simple" xlink:href="http://mktzap.cetelem.com.br/api/v1/in100/store" text:style-name="Default_20_Style" text:visited-style-name="Default_20_Style"><text:span text:style-name="T1"> </text:span></text:a><text:span text:style-name="T15">http://localhost:3333/pokedex/</text:span><text:span text:style-name="T16">nome_or_id</text:span></text:p>
      <text:p text:style-name="P23"><text:span text:style-name="T2">A requisição que deverá ser enviada à API é um GET, sendo enviado diretamente na URL após barra (“/”) o nome ou id do Pokemon que deseja buscar as informações. O GET pode ser enviado via CLI, por exemplo, pode ser utilizado o POSTMAN.</text:span></text:p>
      <text:p text:style-name="P23"><text:span text:style-name="T2">Após o envio caso o pokemon seja um nome/id valido será </text:span><text:span text:style-name="T3">retornado status 200 e</text:span><text:span text:style-name="T2"> </text:span><text:span text:style-name="T3">um objeto (pokemonData) com</text:span><text:span text:style-name="T2"> as seguintes informações </text:span><text:span text:style-name="T3">conforme </text:span><text:span text:style-name="T2">o quadro abaixo. </text:span><text:span text:style-name="T3">Caso o nome/id seja inválido será retornado o código de erro 404.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8"><text:span text:style-name="T1">CAMPO</text:span></text:p>
          </table:table-cell>
          <table:table-cell table:style-name="Tabela2.B1" office:value-type="string">
            <text:p text:style-name="P18"><text:span text:style-name="T1">TIPO</text:span></text:p>
          </table:table-cell>
          <table:table-cell table:style-name="Tabela2.B1" office:value-type="string">
            <text:p text:style-name="P18"><text:span text:style-name="T1">DESCRIÇÃO</text:span></text:p>
          </table:table-cell>
        </table:table-row>
        <table:table-row table:style-name="Tabela2.2">
          <table:table-cell table:style-name="Tabela2.A2" office:value-type="string">
            <text:p text:style-name="P22"><text:span text:style-name="T23">id</text:span></text:p>
            <text:p text:style-name="P21"><text:span text:style-name="T23"><text:s/></text:span></text:p>
          </table:table-cell>
          <table:table-cell table:style-name="Tabela2.B2" office:value-type="string">
            <text:p text:style-name="P21"><text:span text:style-name="T23">int</text:span></text:p>
          </table:table-cell>
          <table:table-cell table:style-name="Tabela2.C2" office:value-type="string">
            <text:p text:style-name="P19">Comtêm o ID do Pokemon selecionado.</text:p>
          </table:table-cell>
        </table:table-row>
        <table:table-row table:style-name="Tabela2.3">
          <table:table-cell table:style-name="Tabela2.A3" office:value-type="string">
            <text:p text:style-name="P20"><text:span text:style-name="T23">name</text:span></text:p>
          </table:table-cell>
          <table:table-cell table:style-name="Tabela2.B3" office:value-type="string">
            <text:p text:style-name="P20"><text:span text:style-name="T23">string</text:span></text:p>
          </table:table-cell>
          <table:table-cell table:style-name="Tabela2.C3" office:value-type="string">
            <text:p text:style-name="P19">Contêm o nome do Pokemon selecionado.</text:p>
          </table:table-cell>
        </table:table-row>
        <table:table-row table:style-name="Tabela2.4">
          <table:table-cell table:style-name="Tabela2.A4" office:value-type="string">
            <text:p text:style-name="P20"><text:span text:style-name="T23">species</text:span></text:p>
          </table:table-cell>
          <table:table-cell table:style-name="Tabela2.B4" office:value-type="string">
            <text:p text:style-name="P21"><text:span text:style-name="T23">string</text:span></text:p>
          </table:table-cell>
          <table:table-cell table:style-name="Tabela2.C4" office:value-type="string">
            <text:p text:style-name="P19">Contêm a especie a qual o Pokemon faz parte.</text:p>
          </table:table-cell>
        </table:table-row>
        <table:table-row table:style-name="Tabela2.4">
          <table:table-cell table:style-name="Tabela2.A5" office:value-type="string">
            <text:p text:style-name="P20"><text:span text:style-name="T23">color</text:span></text:p>
          </table:table-cell>
          <table:table-cell table:style-name="Tabela2.B5" office:value-type="string">
            <text:p text:style-name="P21"><text:span text:style-name="T23">string</text:span></text:p>
          </table:table-cell>
          <table:table-cell table:style-name="Tabela2.C5" office:value-type="string">
            <text:p text:style-name="P19">Contêm a cor do Pokemon selecionado.</text:p>
          </table:table-cell>
        </table:table-row>
        <table:table-row table:style-name="Tabela2.4">
          <table:table-cell table:style-name="Tabela2.A8" office:value-type="string">
            <text:p text:style-name="P20"><text:span text:style-name="T23">weight</text:span></text:p>
          </table:table-cell>
          <table:table-cell table:style-name="Tabela2.B8" office:value-type="string">
            <text:p text:style-name="P21"><text:span text:style-name="T23">int</text:span></text:p>
          </table:table-cell>
          <table:table-cell table:style-name="Tabela2.C8" office:value-type="string">
            <text:p text:style-name="P19">Contêm o peso, em libras, do Pokemon selecionado.</text:p>
          </table:table-cell>
        </table:table-row>
        <table:table-row table:style-name="Tabela2.4">
          <table:table-cell table:style-name="Tabela2.A8" office:value-type="string">
            <text:p text:style-name="P20">types</text:p>
          </table:table-cell>
          <table:table-cell table:style-name="Tabela2.B8" office:value-type="string">
            <text:p text:style-name="P20">string</text:p>
          </table:table-cell>
          <table:table-cell table:style-name="Tabela2.C8" office:value-type="string">
            <text:p text:style-name="P19">Contêm os tipos ao qual o Pokemon selecionado faz parte. Ex.: Água, Fogo, etc.</text:p>
          </table:table-cell>
        </table:table-row>
        <table:table-row table:style-name="Tabela2.4">
          <table:table-cell table:style-name="Tabela2.A8" office:value-type="string">
            <text:p text:style-name="P20">evolution_chain</text:p>
          </table:table-cell>
          <table:table-cell table:style-name="Tabela2.B8" office:value-type="string">
            <text:p text:style-name="P20"><text:span text:style-name="T22">s</text:span>tring</text:p>
          </table:table-cell>
          <table:table-cell table:style-name="Tabela2.C8" office:value-type="string">
            <text:p text:style-name="P19">Contêm a cadeia de evolução do Pokemon selecionado, caso não exista evolução para o mesmo será exibida uma mensagem informativa. </text:p>
          </table:table-cell>
        </table:table-row>
      </table:table>
      <text:p text:style-name="P3"/>
      <text:p text:style-name="P5"/>
      <text:p text:style-name="P25"><text:span text:style-name="T7">Payload – Exemplo de Respostas</text:span></text:p>
      <text:p text:style-name="P4"/>
      <text:p text:style-name="P14"><text:span text:style-name="T21">Código de Status 200 - OK</text:span></text:p>
      <text:p text:style-name="P9"><text:span text:style-name="T20"><text:tab/>{</text:span><text:span text:style-name="T13"><text:line-break/><text:tab/><text:tab/></text:span><text:span text:style-name="T17">"pokemonData"</text:span>: {</text:p>
      <text:p text:style-name="P8"><text:span text:style-name="T17">"id"</text:span>: <text:span text:style-name="T18">134</text:span>,</text:p>
      <text:p text:style-name="P8"><text:span text:style-name="T17">"name"</text:span>: <text:span text:style-name="T19">"vaporeon"</text:span>,</text:p>
      <text:p text:style-name="P8"><text:span text:style-name="T17">"species"</text:span>: <text:span text:style-name="T19">"vaporeon"</text:span>,</text:p>
      <text:p text:style-name="P8"><text:span text:style-name="T17">"color"</text:span>: <text:span text:style-name="T19">"blue"</text:span>,</text:p>
      <text:p text:style-name="P8"><text:span text:style-name="T17">"weight"</text:span>: <text:span text:style-name="T18">290</text:span>,</text:p>
      <text:p text:style-name="P8"><text:span text:style-name="T17">"types"</text:span>: <text:span text:style-name="T19">"water"</text:span>,</text:p>
      <text:p text:style-name="P8"><text:span text:style-name="T17">"evolution_chain"</text:span>: <text:span text:style-name="T19">"eevee -&gt; vaporeon, eevee -&gt; jolteon, eevee -&gt; flareon, eevee -&gt; espeon, eevee -&gt; umbreon, eevee -&gt; leafeon, eevee -&gt; glaceon, eevee -&gt; sylveon"</text:span></text:p>
      <text:p text:style-name="P7">}</text:p>
      <text:p text:style-name="P6">}</text:p>
      <text:p text:style-name="P6"/>
      <text:p text:style-name="P26"><text:span text:style-name="T24">Código de Status 404 - Not Found</text:span></text:p>
      <text:p text:style-name="P10"><text:span text:style-name="T6">{<text:line-break/><text:tab/></text:span><text:span text:style-name="T17">"error"</text:span>: <text:span text:style-name="T19">"Request failed with status code 404"</text:span>,<text:line-break/><text:tab/><text:span text:style-name="T17">"code"</text:span>: <text:span text:style-name="T19">"ERR_BAD_REQUEST"</text:span>,<text:line-break/><text:tab/><text:span text:style-name="T17">"status"</text:span>: <text:span text:style-name="T18">404<text:line-break/></text:span>}</text:p>
      <text:p text:style-name="P26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Verdana1" svg:font-family="Verdana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swald" svg:font-family="Oswald" style:font-family-generic="roman" style:font-pitch="variable"/>
    <style:font-face style:name="Oswald Medium" svg:font-family="'Oswald Medium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1" svg:font-family="Oswald" style:font-family-generic="system" style:font-pitch="variable"/>
    <style:font-face style:name="Oswald Medium1" svg:font-family="'Oswald Medium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12cm" fo:margin-bottom="0.282cm" loext:contextual-spacing="false" fo:line-height="100%" fo:keep-together="always" fo:keep-with-next="always"/>
      <style:text-properties fo:color="#674ea7" style:font-name="Oswald Medium" fo:font-family="'Oswald Medium'" style:font-family-generic="roman" style:font-pitch="variable" fo:font-size="16pt" style:font-name-asian="Oswald Medium1" style:font-family-asian="'Oswald Medium'" style:font-family-generic-asian="system" style:font-pitch-asian="variable" style:font-size-asian="16pt" style:font-name-complex="Oswald Medium1" style:font-family-complex="'Oswald Medium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12cm" fo:margin-bottom="0.282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4:33:53.485739618</meta:creation-date>
    <dc:date>2023-02-22T15:03:54.555185029</dc:date>
    <meta:editing-duration>PT8M30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3" meta:paragraph-count="52" meta:word-count="266" meta:character-count="1640" meta:non-whitespace-character-count="1413"/>
  </office:meta>
</office:document-meta>
</file>